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79.5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ro1" style:family="table-row">
      <style:table-row-properties style:row-height="26.9pt" fo:break-before="auto" style:use-optimal-row-height="true"/>
    </style:style>
    <style:style style:name="ro2" style:family="table-row">
      <style:table-row-properties style:row-height="12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color="#b3b3b3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no-wrap"/>
      <style:text-properties fo:color="#b3b3b3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ext-properties fo:color="#b3b3b3"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00">
      <style:text-properties fo:color="#b3b3b3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sd2snes – bill of materials</text:p>
          </table:table-cell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 office:value-type="string">
            <text:p>Enter Qty: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5" office:value-type="float" office:value="1">
            <text:p>1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Supplier1</text:p>
          </table:table-cell>
          <table:table-cell table:style-name="ce2" office:value-type="string">
            <text:p>Ref1</text:p>
          </table:table-cell>
          <table:table-cell table:style-name="ce2" office:value-type="string">
            <text:p>Supplier2</text:p>
          </table:table-cell>
          <table:table-cell table:style-name="ce2" office:value-type="string">
            <text:p>Ref2</text:p>
          </table:table-cell>
          <table:table-cell table:style-name="ce2" table:formula="of:=&quot;Qty (&quot;&amp;[.$J$3]&amp;&quot; pcs.)&quot;" office:value-type="string" office:string-value="Qty (1 pcs.)">
            <text:p>Qty (1 pcs.)</text:p>
          </table:table-cell>
          <table:table-cell table:style-name="ce8" table:number-columns-repeated="99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T351</text:p>
          </table:table-cell>
          <table:table-cell office:value-type="string">
            <text:p>BT_KEYSTONE_1059_20MM</text:p>
          </table:table-cell>
          <table:table-cell office:value-type="float" office:value="1">
            <text:p>1</text:p>
          </table:table-cell>
          <table:table-cell office:value-type="string">
            <text:p>Keystone_1059_/_KZH20PCB</text:p>
          </table:table-cell>
          <table:table-cell office:value-type="string">
            <text:p>Keystone/*</text:p>
          </table:table-cell>
          <table:table-cell office:value-type="string">
            <text:p>Reichelt</text:p>
          </table:table-cell>
          <table:table-cell office:value-type="string">
            <text:p>KZH20PCB</text:p>
          </table:table-cell>
          <table:table-cell office:value-type="string">
            <text:p>Digikey</text:p>
          </table:table-cell>
          <table:table-cell office:value-type="string">
            <text:p>1059K-ND</text:p>
          </table:table-cell>
          <table:table-cell table:formula="of:=[.$J$3]*[.D6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128,C127,C126,C125,C124,C123,C122,C121,C408,C409</text:p>
          </table:table-cell>
          <table:table-cell office:value-type="string">
            <text:p>SM0805_FIXEDMASK</text:p>
          </table:table-cell>
          <table:table-cell office:value-type="float" office:value="10">
            <text:p>10</text:p>
          </table:table-cell>
          <table:table-cell office:value-type="string">
            <text:p>10p</text:p>
          </table:table-cell>
          <table:table-cell/>
          <table:table-cell office:value-type="string">
            <text:p>CSD</text:p>
          </table:table-cell>
          <table:table-cell office:value-type="string">
            <text:p>115-08C010</text:p>
          </table:table-cell>
          <table:table-cell table:number-columns-repeated="2"/>
          <table:table-cell table:formula="of:=[.$J$3]*[.D7]" office:value-type="float" office:value="10">
            <text:p>10</text:p>
          </table:table-cell>
          <table:table-cell table:number-columns-repeated="99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301,C303,C304,C322,C312,C321,C311</text:p>
          </table:table-cell>
          <table:table-cell office:value-type="string">
            <text:p>SM0805_FIXEDMASK</text:p>
          </table:table-cell>
          <table:table-cell office:value-type="float" office:value="7">
            <text:p>7</text:p>
          </table:table-cell>
          <table:table-cell office:value-type="string">
            <text:p>4.7u</text:p>
          </table:table-cell>
          <table:table-cell/>
          <table:table-cell office:value-type="string">
            <text:p>Reichelt</text:p>
          </table:table-cell>
          <table:table-cell office:value-type="string">
            <text:p>X7R-G0805 4,7/16</text:p>
          </table:table-cell>
          <table:table-cell table:number-columns-repeated="2"/>
          <table:table-cell table:formula="of:=[.$J$3]*[.D8]" office:value-type="float" office:value="7">
            <text:p>7</text:p>
          </table:table-cell>
          <table:table-cell table:style-name="ce4" table:number-columns-repeated="99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302,C347,C349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n</text:p>
          </table:table-cell>
          <table:table-cell/>
          <table:table-cell office:value-type="string">
            <text:p>CSD</text:p>
          </table:table-cell>
          <table:table-cell office:value-type="string">
            <text:p>115-08N010</text:p>
          </table:table-cell>
          <table:table-cell table:number-columns-repeated="2"/>
          <table:table-cell table:formula="of:=[.$J$3]*[.D9]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333,C33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00p</text:p>
          </table:table-cell>
          <table:table-cell/>
          <table:table-cell office:value-type="string">
            <text:p>CSD</text:p>
          </table:table-cell>
          <table:table-cell office:value-type="string">
            <text:p>115-08C100</text:p>
          </table:table-cell>
          <table:table-cell table:number-columns-repeated="2"/>
          <table:table-cell table:formula="of:=[.$J$3]*[.D10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342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office:value-type="string">
            <text:p>CSD</text:p>
          </table:table-cell>
          <table:table-cell office:value-type="string">
            <text:p>115-08R001</text:p>
          </table:table-cell>
          <table:table-cell table:number-columns-repeated="2"/>
          <table:table-cell table:formula="of:=[.$J$3]*[.D11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348,C34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.3u</text:p>
          </table:table-cell>
          <table:table-cell/>
          <table:table-cell office:value-type="string">
            <text:p>RS</text:p>
          </table:table-cell>
          <table:table-cell office:value-type="string">
            <text:p>698-3560</text:p>
          </table:table-cell>
          <table:table-cell table:number-columns-repeated="2"/>
          <table:table-cell table:formula="of:=[.$J$3]*[.D12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407,C406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33p</text:p>
          </table:table-cell>
          <table:table-cell/>
          <table:table-cell office:value-type="string">
            <text:p>CSD</text:p>
          </table:table-cell>
          <table:table-cell office:value-type="string">
            <text:p>115-08C033</text:p>
          </table:table-cell>
          <table:table-cell table:number-columns-repeated="2"/>
          <table:table-cell table:formula="of:=[.$J$3]*[.D13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411,C344,C345</text:p>
          </table:table-cell>
          <table:table-cell office:value-type="string">
            <text:p>SM0805_FIXEDMASK</text:p>
          </table:table-cell>
          <table:table-cell office:value-type="float" office:value="3">
            <text:p>3</text:p>
          </table:table-cell>
          <table:table-cell office:value-type="string">
            <text:p>10u</text:p>
          </table:table-cell>
          <table:table-cell/>
          <table:table-cell office:value-type="string">
            <text:p>Reichelt</text:p>
          </table:table-cell>
          <table:table-cell office:value-type="string">
            <text:p>X5R-G0805 10/16</text:p>
          </table:table-cell>
          <table:table-cell table:number-columns-repeated="2"/>
          <table:table-cell table:formula="of:=[.$J$3]*[.D14]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 office:value-type="float" office:value="47">
            <text:p>47</text:p>
          </table:table-cell>
          <table:table-cell office:value-type="string">
            <text:p>100n</text:p>
          </table:table-cell>
          <table:table-cell/>
          <table:table-cell office:value-type="string">
            <text:p>CSD</text:p>
          </table:table-cell>
          <table:table-cell office:value-type="string">
            <text:p>115-08N100</text:p>
          </table:table-cell>
          <table:table-cell table:number-columns-repeated="2"/>
          <table:table-cell table:formula="of:=[.$J$3]*[.D15]" office:value-type="float" office:value="47">
            <text:p>47</text:p>
          </table:table-cell>
          <table:table-cell table:number-columns-repeated="99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401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N</text:p>
          </table:table-cell>
          <table:table-cell table:number-columns-repeated="2"/>
          <table:table-cell table:formula="of:=[.$J$3]*[.D16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402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E</text:p>
          </table:table-cell>
          <table:table-cell table:number-columns-repeated="2"/>
          <table:table-cell table:formula="of:=[.$J$3]*[.D1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403</text:p>
          </table:table-cell>
          <table:table-cell office:value-type="string">
            <text:p>LED-3MM-FIXED</text:p>
          </table:table-cell>
          <table:table-cell office:value-type="float" office:value="1">
            <text:p>1</text:p>
          </table:table-cell>
          <table:table-cell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RT</text:p>
          </table:table-cell>
          <table:table-cell table:number-columns-repeated="2"/>
          <table:table-cell table:formula="of:=[.$J$3]*[.D18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511</text:p>
          </table:table-cell>
          <table:table-cell office:value-type="string">
            <text:p>SOT23EBC</text:p>
          </table:table-cell>
          <table:table-cell office:value-type="float" office:value="1">
            <text:p>1</text:p>
          </table:table-cell>
          <table:table-cell office:value-type="string">
            <text:p>BAT54C</text:p>
          </table:table-cell>
          <table:table-cell/>
          <table:table-cell office:value-type="string">
            <text:p>Reichelt</text:p>
          </table:table-cell>
          <table:table-cell office:value-type="string">
            <text:p>BAT 54C SMD</text:p>
          </table:table-cell>
          <table:table-cell table:number-columns-repeated="2"/>
          <table:table-cell table:formula="of:=[.$J$3]*[.D19]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" office:value-type="string">
            <text:p>FB341</text:p>
          </table:table-cell>
          <table:table-cell table:style-name="ce3" office:value-type="string">
            <text:p>SM0805_FIXEDMASK</text:p>
          </table:table-cell>
          <table:table-cell table:style-name="ce9" office:value-type="float" office:value="1">
            <text:p>1</text:p>
          </table:table-cell>
          <table:table-cell table:style-name="ce3" office:value-type="string">
            <text:p>LF0805A252R-10</text:p>
          </table:table-cell>
          <table:table-cell table:style-name="ce3" office:value-type="string">
            <text:p>Laird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40-2563-1-ND</text:p>
          </table:table-cell>
          <table:table-cell table:style-name="ce3" table:number-columns-repeated="2"/>
          <table:table-cell table:formula="of:=[.$J$3]*[.D2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01</text:p>
          </table:table-cell>
          <table:table-cell office:value-type="string">
            <text:p>SNESCART_EXT</text:p>
          </table:table-cell>
          <table:table-cell office:value-type="float" office:value="1">
            <text:p>1</text:p>
          </table:table-cell>
          <table:table-cell office:value-type="string">
            <text:p>SNESCART_EXT</text:p>
          </table:table-cell>
          <table:table-cell/>
          <table:table-cell office:value-type="string">
            <text:p>PCBCart</text:p>
          </table:table-cell>
          <table:table-cell table:number-columns-repeated="3"/>
          <table:table-cell table:formula="of:=[.$J$3]*[.D21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J411</text:p>
          </table:table-cell>
          <table:table-cell office:value-type="string">
            <text:p>HRS-DM1AA</text:p>
          </table:table-cell>
          <table:table-cell office:value-type="float" office:value="1">
            <text:p>1</text:p>
          </table:table-cell>
          <table:table-cell office:value-type="string">
            <text:p>DM1AA-SF-PEJ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office:value-type="string">
            <text:p>502-5004</text:p>
          </table:table-cell>
          <table:table-cell table:number-columns-repeated="2"/>
          <table:table-cell table:formula="of:=[.$J$3]*[.D22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421</text:p>
          </table:table-cell>
          <table:table-cell office:value-type="string">
            <text:p>USB-MINIB-THT</text:p>
          </table:table-cell>
          <table:table-cell office:value-type="float" office:value="1">
            <text:p>1</text:p>
          </table:table-cell>
          <table:table-cell office:value-type="string">
            <text:p>USB_MINIB</text:p>
          </table:table-cell>
          <table:table-cell/>
          <table:table-cell office:value-type="string">
            <text:p>Reichelt</text:p>
          </table:table-cell>
          <table:table-cell office:value-type="string">
            <text:p>USB BWM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table:formula="of:=[.$J$3]*[.D23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JP341</text:p>
          </table:table-cell>
          <table:table-cell office:value-type="string">
            <text:p>GS2</text:p>
          </table:table-cell>
          <table:table-cell office:value-type="float" office:value="1">
            <text:p>1</text:p>
          </table:table-cell>
          <table:table-cell office:value-type="string">
            <text:p>HZ0603A252R-10</text:p>
          </table:table-cell>
          <table:table-cell office:value-type="string">
            <text:p>Laird</text:p>
          </table:table-cell>
          <table:table-cell office:value-type="string">
            <text:p>Digikey</text:p>
          </table:table-cell>
          <table:table-cell office:value-type="string">
            <text:p>240-2561-1-ND</text:p>
          </table:table-cell>
          <table:table-cell table:number-columns-repeated="2"/>
          <table:table-cell table:formula="of:=[.$J$3]*[.D24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P401</text:p>
          </table:table-cell>
          <table:table-cell office:value-type="string">
            <text:p>GS2</text:p>
          </table:table-cell>
          <table:table-cell office:value-type="float" office:value="1">
            <text:p>1</text:p>
          </table:table-cell>
          <table:table-cell office:value-type="string">
            <text:p>JUMPER</text:p>
          </table:table-cell>
          <table:table-cell table:number-columns-repeated="5"/>
          <table:table-cell table:formula="of:=[.$J$3]*[.D25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302,L301</text:p>
          </table:table-cell>
          <table:table-cell office:value-type="string">
            <text:p>SM1210L_NEW</text:p>
          </table:table-cell>
          <table:table-cell office:value-type="float" office:value="2">
            <text:p>2</text:p>
          </table:table-cell>
          <table:table-cell office:value-type="string">
            <text:p>LQH32PN1R0NN0L</text:p>
          </table:table-cell>
          <table:table-cell office:value-type="string">
            <text:p>Murata</text:p>
          </table:table-cell>
          <table:table-cell office:value-type="string">
            <text:p>Digikey</text:p>
          </table:table-cell>
          <table:table-cell office:value-type="string">
            <text:p>490-5334-1-ND</text:p>
          </table:table-cell>
          <table:table-cell table:number-columns-repeated="2"/>
          <table:table-cell table:formula="of:=[.$J$3]*[.D26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113</text:p>
          </table:table-cell>
          <table:table-cell office:value-type="string">
            <text:p>PAD_1x1mm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5"/>
          <table:table-cell table:formula="of:=[.$J$3]*[.D2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401</text:p>
          </table:table-cell>
          <table:table-cell office:value-type="string">
            <text:p>pin_array_7x2</text:p>
          </table:table-cell>
          <table:table-cell office:value-type="float" office:value="1">
            <text:p>1</text:p>
          </table:table-cell>
          <table:table-cell office:value-type="string">
            <text:p>CONN_7X2</text:p>
          </table:table-cell>
          <table:table-cell/>
          <table:table-cell office:value-type="string">
            <text:p>Reichelt</text:p>
          </table:table-cell>
          <table:table-cell office:value-type="string">
            <text:p>SL 2X10W 2,54</text:p>
          </table:table-cell>
          <table:table-cell table:number-columns-repeated="2"/>
          <table:table-cell table:formula="of:=[.$J$3]*[.D28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402,P403</text:p>
          </table:table-cell>
          <table:table-cell office:value-type="string">
            <text:p>PIN_ARRAY_2X1</text:p>
          </table:table-cell>
          <table:table-cell office:value-type="float" office:value="2">
            <text:p>2</text:p>
          </table:table-cell>
          <table:table-cell office:value-type="string">
            <text:p>CONN_2</text:p>
          </table:table-cell>
          <table:table-cell/>
          <table:table-cell office:value-type="string">
            <text:p>Reichelt</text:p>
          </table:table-cell>
          <table:table-cell office:value-type="string">
            <text:p>SL 1X40W 2,54</text:p>
          </table:table-cell>
          <table:table-cell table:number-columns-repeated="2"/>
          <table:table-cell table:formula="of:=[.$J$3]*[.D29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Q301</text:p>
          </table:table-cell>
          <table:table-cell office:value-type="string">
            <text:p>SOT23DGS</text:p>
          </table:table-cell>
          <table:table-cell office:value-type="float" office:value="1">
            <text:p>1</text:p>
          </table:table-cell>
          <table:table-cell office:value-type="string">
            <text:p>IRLML6402PbF</text:p>
          </table:table-cell>
          <table:table-cell office:value-type="string">
            <text:p>IR</text:p>
          </table:table-cell>
          <table:table-cell office:value-type="string">
            <text:p>FutE</text:p>
          </table:table-cell>
          <table:table-cell table:number-columns-repeated="3"/>
          <table:table-cell table:formula="of:=[.$J$3]*[.D3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Q511,Q101</text:p>
          </table:table-cell>
          <table:table-cell office:value-type="string">
            <text:p>SOT23EBC</text:p>
          </table:table-cell>
          <table:table-cell office:value-type="float" office:value="2">
            <text:p>2</text:p>
          </table:table-cell>
          <table:table-cell office:value-type="string">
            <text:p>2N2222A</text:p>
          </table:table-cell>
          <table:table-cell/>
          <table:table-cell office:value-type="string">
            <text:p>Reichelt</text:p>
          </table:table-cell>
          <table:table-cell office:value-type="string">
            <text:p>2N 2222A SMD</text:p>
          </table:table-cell>
          <table:table-cell table:number-columns-repeated="2"/>
          <table:table-cell table:formula="of:=[.$J$3]*[.D31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101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table:style-name="ce11" office:value-type="string">
            <text:p>270</text:p>
          </table:table-cell>
          <table:table-cell/>
          <table:table-cell office:value-type="string">
            <text:p>CSD</text:p>
          </table:table-cell>
          <table:table-cell office:value-type="string">
            <text:p>10-080270</text:p>
          </table:table-cell>
          <table:table-cell table:number-columns-repeated="2"/>
          <table:table-cell table:formula="of:=[.$J$3]*[.D32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301,R511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20k</text:p>
          </table:table-cell>
          <table:table-cell/>
          <table:table-cell office:value-type="string">
            <text:p>CSD</text:p>
          </table:table-cell>
          <table:table-cell office:value-type="string">
            <text:p>10-08K020</text:p>
          </table:table-cell>
          <table:table-cell table:number-columns-repeated="2"/>
          <table:table-cell table:formula="of:=[.$J$3]*[.D33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331,R403,R401,R402,R332,R333</text:p>
          </table:table-cell>
          <table:table-cell office:value-type="string">
            <text:p>SM0805_FIXEDMASK</text:p>
          </table:table-cell>
          <table:table-cell office:value-type="float" office:value="6">
            <text:p>6</text:p>
          </table:table-cell>
          <table:table-cell table:style-name="ce11" office:value-type="string">
            <text:p>680</text:p>
          </table:table-cell>
          <table:table-cell/>
          <table:table-cell office:value-type="string">
            <text:p>CSD</text:p>
          </table:table-cell>
          <table:table-cell office:value-type="string">
            <text:p>10-080680</text:p>
          </table:table-cell>
          <table:table-cell table:number-columns-repeated="2"/>
          <table:table-cell table:formula="of:=[.$J$3]*[.D34]" office:value-type="float" office:value="6">
            <text:p>6</text:p>
          </table:table-cell>
          <table:table-cell table:number-columns-repeated="99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43,R341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11" office:value-type="string">
            <text:p>470</text:p>
          </table:table-cell>
          <table:table-cell/>
          <table:table-cell office:value-type="string">
            <text:p>CSD</text:p>
          </table:table-cell>
          <table:table-cell office:value-type="string">
            <text:p>10-080470</text:p>
          </table:table-cell>
          <table:table-cell table:number-columns-repeated="2"/>
          <table:table-cell table:formula="of:=[.$J$3]*[.D35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404,R344,R342,R407</text:p>
          </table:table-cell>
          <table:table-cell office:value-type="string">
            <text:p>SM0805_FIXEDMASK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CSD</text:p>
          </table:table-cell>
          <table:table-cell office:value-type="string">
            <text:p>10-08K010 (reel)</text:p>
          </table:table-cell>
          <table:table-cell table:number-columns-repeated="2"/>
          <table:table-cell table:formula="of:=[.$J$3]*[.D36]" office:value-type="float" office:value="4">
            <text:p>4</text:p>
          </table:table-cell>
          <table:table-cell table:number-columns-repeated="99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406,R405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11" office:value-type="string">
            <text:p>100</text:p>
          </table:table-cell>
          <table:table-cell/>
          <table:table-cell office:value-type="string">
            <text:p>CSD</text:p>
          </table:table-cell>
          <table:table-cell office:value-type="string">
            <text:p>10-080100</text:p>
          </table:table-cell>
          <table:table-cell table:number-columns-repeated="2"/>
          <table:table-cell table:formula="of:=[.$J$3]*[.D37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421,R42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table:style-name="ce11" office:value-type="string">
            <text:p>33</text:p>
          </table:table-cell>
          <table:table-cell/>
          <table:table-cell office:value-type="string">
            <text:p>CSD</text:p>
          </table:table-cell>
          <table:table-cell office:value-type="string">
            <text:p>10-080033</text:p>
          </table:table-cell>
          <table:table-cell table:number-columns-repeated="2"/>
          <table:table-cell table:formula="of:=[.$J$3]*[.D38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423</text:p>
          </table:table-cell>
          <table:table-cell office:value-type="string">
            <text:p>SM0805_FIXEDMASK</text:p>
          </table:table-cell>
          <table:table-cell office:value-type="float" office:value="1">
            <text:p>1</text:p>
          </table:table-cell>
          <table:table-cell office:value-type="string">
            <text:p>1.5k</text:p>
          </table:table-cell>
          <table:table-cell/>
          <table:table-cell office:value-type="string">
            <text:p>CSD</text:p>
          </table:table-cell>
          <table:table-cell office:value-type="string">
            <text:p>10-08K001,5</text:p>
          </table:table-cell>
          <table:table-cell table:number-columns-repeated="2"/>
          <table:table-cell table:formula="of:=[.$J$3]*[.D3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512,R103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string">
            <text:p>CSD</text:p>
          </table:table-cell>
          <table:table-cell office:value-type="string">
            <text:p>10-08K004,7</text:p>
          </table:table-cell>
          <table:table-cell table:number-columns-repeated="2"/>
          <table:table-cell table:formula="of:=[.$J$3]*[.D40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513,R102</text:p>
          </table:table-cell>
          <table:table-cell office:value-type="string">
            <text:p>SM0805_FIXEDMASK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  <table:table-cell office:value-type="string">
            <text:p>CSD</text:p>
          </table:table-cell>
          <table:table-cell office:value-type="string">
            <text:p>10-08K001 (reel)</text:p>
          </table:table-cell>
          <table:table-cell table:number-columns-repeated="2"/>
          <table:table-cell table:formula="of:=[.$J$3]*[.D41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A101,RA102,RA105,RA106,RA107,RA108,RA109,RA110,RA111,RA112,RA113,RA114</text:p>
          </table:table-cell>
          <table:table-cell office:value-type="string">
            <text:p>RA4_0804</text:p>
          </table:table-cell>
          <table:table-cell office:value-type="float" office:value="12">
            <text:p>12</text:p>
          </table:table-cell>
          <table:table-cell table:style-name="ce12" office:value-type="string">
            <text:p>4x100R_parallel</text:p>
          </table:table-cell>
          <table:table-cell office:value-type="string">
            <text:p>*</text:p>
          </table:table-cell>
          <table:table-cell office:value-type="string">
            <text:p>Digikey</text:p>
          </table:table-cell>
          <table:table-cell office:value-type="string">
            <text:p>CRA4S8100CT-ND</text:p>
          </table:table-cell>
          <table:table-cell table:number-columns-repeated="2"/>
          <table:table-cell table:formula="of:=[.$J$3]*[.D42]" office:value-type="float" office:value="12">
            <text:p>12</text:p>
          </table:table-cell>
          <table:table-cell table:number-columns-repeated="998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RA103,RA104</text:p>
          </table:table-cell>
          <table:table-cell table:style-name="ce3" office:value-type="string">
            <text:p>FB4_0804</text:p>
          </table:table-cell>
          <table:table-cell table:style-name="ce9" office:value-type="float" office:value="2">
            <text:p>2</text:p>
          </table:table-cell>
          <table:table-cell table:style-name="ce3" office:value-type="string">
            <text:p>BK20104M102-T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587-2663-1-ND</text:p>
          </table:table-cell>
          <table:table-cell table:style-name="ce3" table:number-columns-repeated="2"/>
          <table:table-cell table:formula="of:=[.$J$3]*[.D43]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01,U103,U102</text:p>
          </table:table-cell>
          <table:table-cell office:value-type="string">
            <text:p>TSSOP48</text:p>
          </table:table-cell>
          <table:table-cell office:value-type="float" office:value="3">
            <text:p>3</text:p>
          </table:table-cell>
          <table:table-cell office:value-type="string">
            <text:p>74ALVC164245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J$3]*[.D44]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201</text:p>
          </table:table-cell>
          <table:table-cell office:value-type="string">
            <text:p>PQFP208</text:p>
          </table:table-cell>
          <table:table-cell office:value-type="float" office:value="1">
            <text:p>1</text:p>
          </table:table-cell>
          <table:table-cell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office:value-type="string">
            <text:p>122-1519-ND</text:p>
          </table:table-cell>
          <table:table-cell table:number-columns-repeated="2"/>
          <table:table-cell table:formula="of:=[.$J$3]*[.D45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301</text:p>
          </table:table-cell>
          <table:table-cell office:value-type="string">
            <text:p>QFN10-2x2</text:p>
          </table:table-cell>
          <table:table-cell office:value-type="float" office:value="1">
            <text:p>1</text:p>
          </table:table-cell>
          <table:table-cell office:value-type="string">
            <text:p>MIC23250-S4YMT</text:p>
          </table:table-cell>
          <table:table-cell office:value-type="string">
            <text:p>Micrel</text:p>
          </table:table-cell>
          <table:table-cell office:value-type="string">
            <text:p>Digikey</text:p>
          </table:table-cell>
          <table:table-cell office:value-type="string">
            <text:p>576-3561-1-ND</text:p>
          </table:table-cell>
          <table:table-cell table:number-columns-repeated="2"/>
          <table:table-cell table:formula="of:=[.$J$3]*[.D46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31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1.8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1802E/OTCT-ND</text:p>
          </table:table-cell>
          <table:table-cell table:number-columns-repeated="2"/>
          <table:table-cell table:formula="of:=[.$J$3]*[.D4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321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CP1824-2.5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2502E/OTCT-ND</text:p>
          </table:table-cell>
          <table:table-cell table:number-columns-repeated="2"/>
          <table:table-cell table:formula="of:=[.$J$3]*[.D48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U331</text:p>
          </table:table-cell>
          <table:table-cell office:value-type="string">
            <text:p>DIP-8__300</text:p>
          </table:table-cell>
          <table:table-cell office:value-type="float" office:value="1">
            <text:p>1</text:p>
          </table:table-cell>
          <table:table-cell office:value-type="string">
            <text:p>PIC12F629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office:value-type="string">
            <text:p>PIC 12F629-I/P</text:p>
          </table:table-cell>
          <table:table-cell table:number-columns-repeated="2"/>
          <table:table-cell table:formula="of:=[.$J$3]*[.D4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341</text:p>
          </table:table-cell>
          <table:table-cell office:value-type="string">
            <text:p>TSSOP10</text:p>
          </table:table-cell>
          <table:table-cell office:value-type="float" office:value="1">
            <text:p>1</text:p>
          </table:table-cell>
          <table:table-cell office:value-type="string">
            <text:p>CS4344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J$3]*[.D5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401</text:p>
          </table:table-cell>
          <table:table-cell office:value-type="string">
            <text:p>LQFP80-.5</text:p>
          </table:table-cell>
          <table:table-cell office:value-type="float" office:value="1">
            <text:p>1</text:p>
          </table:table-cell>
          <table:table-cell office:value-type="string">
            <text:p>LPC1754</text:p>
          </table:table-cell>
          <table:table-cell office:value-type="string">
            <text:p>NXP</text:p>
          </table:table-cell>
          <table:table-cell office:value-type="string">
            <text:p>FutE</text:p>
          </table:table-cell>
          <table:table-cell table:number-columns-repeated="3"/>
          <table:table-cell table:formula="of:=[.$J$3]*[.D51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501</text:p>
          </table:table-cell>
          <table:table-cell office:value-type="string">
            <text:p>VFBGA54</text:p>
          </table:table-cell>
          <table:table-cell office:value-type="float" office:value="1">
            <text:p>1</text:p>
          </table:table-cell>
          <table:table-cell office:value-type="string">
            <text:p>MT45W8MW16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office:value-type="string">
            <text:p>557-1444-1-ND</text:p>
          </table:table-cell>
          <table:table-cell table:number-columns-repeated="2"/>
          <table:table-cell table:formula="of:=[.$J$3]*[.D52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511</text:p>
          </table:table-cell>
          <table:table-cell office:value-type="string">
            <text:p>TSOPII-32</text:p>
          </table:table-cell>
          <table:table-cell office:value-type="float" office:value="1">
            <text:p>1</text:p>
          </table:table-cell>
          <table:table-cell office:value-type="string">
            <text:p>CY62148EV30LL-45ZSXI</text:p>
          </table:table-cell>
          <table:table-cell office:value-type="string">
            <text:p>Cypress</text:p>
          </table:table-cell>
          <table:table-cell office:value-type="string">
            <text:p>FutE</text:p>
          </table:table-cell>
          <table:table-cell table:number-columns-repeated="3"/>
          <table:table-cell table:formula="of:=[.$J$3]*[.D53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X401</text:p>
          </table:table-cell>
          <table:table-cell office:value-type="string">
            <text:p>HC49USMD</text:p>
          </table:table-cell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12,0000- HC49-SMD</text:p>
          </table:table-cell>
          <table:table-cell table:number-columns-repeated="2"/>
          <table:table-cell table:formula="of:=[.$J$3]*[.D54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402</text:p>
          </table:table-cell>
          <table:table-cell office:value-type="string">
            <text:p>XTAL_SMD_05019</text:p>
          </table:table-cell>
          <table:table-cell office:value-type="float" office:value="1">
            <text:p>1</text:p>
          </table:table-cell>
          <table:table-cell office:value-type="string">
            <text:p>32.768k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32,768 CC4V-9</text:p>
          </table:table-cell>
          <table:table-cell table:number-columns-repeated="2"/>
          <table:table-cell table:formula="of:=[.$J$3]*[.D55]" office:value-type="float" office:value="1">
            <text:p>1</text:p>
          </table:table-cell>
          <table:table-cell table:style-name="ce3" table:number-columns-repeated="99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/>
          <table:table-cell table:style-name="ce4" office:value-type="string">
            <text:p>SM0805_FIXEDMASK</text:p>
          </table:table-cell>
          <table:table-cell table:style-name="ce10" office:value-type="float" office:value="0">
            <text:p>0</text:p>
          </table:table-cell>
          <table:table-cell table:style-name="ce13" office:value-type="string">
            <text:p>220</text:p>
          </table:table-cell>
          <table:table-cell table:style-name="ce4"/>
          <table:table-cell table:style-name="ce4" office:value-type="string">
            <text:p>CSD</text:p>
          </table:table-cell>
          <table:table-cell table:style-name="ce4" office:value-type="string">
            <text:p>10-080220</text:p>
          </table:table-cell>
          <table:table-cell table:style-name="ce4" table:number-columns-repeated="2"/>
          <table:table-cell table:style-name="ce4" table:formula="of:=[.$J$3]*[.D56]" office:value-type="float" office:value="0">
            <text:p>0</text:p>
          </table:table-cell>
          <table:table-cell table:style-name="ce3" table:number-columns-repeated="998"/>
        </table:table-row>
      </table:table>
      <table:database-ranges>
        <table:database-range table:target-range-address="Sheet1.A5:Sheet1.K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20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5pt" fo:margin-bottom="15pt" fo:margin-left="15pt" fo:margin-right="15pt" fo:background-color="transparent" style:scale-to="79%" style:writing-mode="lr-tb">
        <style:background-image/>
      </style:page-layout-properties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00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1T00:21:24</dc:date>
    <dc:creator>ikari </dc:creator>
    <meta:generator>LibreOffice/3.3$Unix LibreOffice_project/330m19$Build-401</meta:generator>
    <meta:editing-duration>P30DT5H31M2S</meta:editing-duration>
    <meta:editing-cycles>52</meta:editing-cycles>
    <meta:printed-by>ikari </meta:printed-by>
    <meta:print-date>2011-11-07T19:58:57</meta:print-date>
    <meta:document-statistic meta:table-count="1" meta:cell-count="914" meta:object-count="0"/>
  </office:meta>
</office:document-meta>
</file>